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3.774136" calcext:value-type="float">
            <text:p>63.774136</text:p>
          </table:table-cell>
          <table:table-cell office:value-type="float" office:value="33.153764" calcext:value-type="float">
            <text:p>33.153764</text:p>
          </table:table-cell>
          <table:table-cell office:value-type="float" office:value="63.774729" calcext:value-type="float">
            <text:p>63.774729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33.08892" calcext:value-type="float">
            <text:p>33.08892</text:p>
          </table:table-cell>
          <table:table-cell office:value-type="float" office:value="30.644751" calcext:value-type="float">
            <text:p>30.644751</text:p>
          </table:table-cell>
          <table:table-cell office:value-type="float" office:value="63.774854" calcext:value-type="float">
            <text:p>63.774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.228804" calcext:value-type="float">
            <text:p>32.228804</text:p>
          </table:table-cell>
          <table:table-cell office:value-type="float" office:value="2.290728" calcext:value-type="float">
            <text:p>2.290728</text:p>
          </table:table-cell>
          <table:table-cell office:value-type="float" office:value="32.229093" calcext:value-type="float">
            <text:p>32.229093</text:p>
          </table:table-cell>
          <table:table-cell office:value-type="float" office:value="0.146922" calcext:value-type="float">
            <text:p>0.146922</text:p>
          </table:table-cell>
          <table:table-cell office:value-type="float" office:value="16.828418" calcext:value-type="float">
            <text:p>16.828418</text:p>
          </table:table-cell>
          <table:table-cell office:value-type="float" office:value="15.212627" calcext:value-type="float">
            <text:p>15.212627</text:p>
          </table:table-cell>
          <table:table-cell office:value-type="float" office:value="32.229221" calcext:value-type="float">
            <text:p>32.229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87938" calcext:value-type="float">
            <text:p>32.87938</text:p>
          </table:table-cell>
          <table:table-cell office:value-type="float" office:value="0.011672" calcext:value-type="float">
            <text:p>0.011672</text:p>
          </table:table-cell>
          <table:table-cell office:value-type="float" office:value="32.879799" calcext:value-type="float">
            <text:p>32.879799</text:p>
          </table:table-cell>
          <table:table-cell office:value-type="float" office:value="11.434457" calcext:value-type="float">
            <text:p>11.434457</text:p>
          </table:table-cell>
          <table:table-cell office:value-type="float" office:value="11.107796" calcext:value-type="float">
            <text:p>11.107796</text:p>
          </table:table-cell>
          <table:table-cell office:value-type="float" office:value="10.299077" calcext:value-type="float">
            <text:p>10.299077</text:p>
          </table:table-cell>
          <table:table-cell office:value-type="float" office:value="32.879921" calcext:value-type="float">
            <text:p>32.879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8.483743" calcext:value-type="float">
            <text:p>28.483743</text:p>
          </table:table-cell>
          <table:table-cell office:value-type="float" office:value="26.439612" calcext:value-type="float">
            <text:p>26.439612</text:p>
          </table:table-cell>
          <table:table-cell office:value-type="float" office:value="2.044131" calcext:value-type="float">
            <text:p>2.04413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2.156632" calcext:value-type="float">
            <text:p>32.156632</text:p>
          </table:table-cell>
          <table:table-cell office:value-type="float" office:value="1.53548" calcext:value-type="float">
            <text:p>1.53548</text:p>
          </table:table-cell>
          <table:table-cell office:value-type="float" office:value="32.157258" calcext:value-type="float">
            <text:p>32.157258</text:p>
          </table:table-cell>
          <table:table-cell office:value-type="float" office:value="0.014379" calcext:value-type="float">
            <text:p>0.014379</text:p>
          </table:table-cell>
          <table:table-cell office:value-type="float" office:value="16.706062" calcext:value-type="float">
            <text:p>16.706062</text:p>
          </table:table-cell>
          <table:table-cell office:value-type="float" office:value="15.419491" calcext:value-type="float">
            <text:p>15.419491</text:p>
          </table:table-cell>
          <table:table-cell office:value-type="float" office:value="32.157391" calcext:value-type="float">
            <text:p>32.1573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84929" calcext:value-type="float">
            <text:p>29.58492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29.585561" calcext:value-type="float">
            <text:p>29.585561</text:p>
          </table:table-cell>
          <table:table-cell office:value-type="float" office:value="13.529693" calcext:value-type="float">
            <text:p>13.529693</text:p>
          </table:table-cell>
          <table:table-cell office:value-type="float" office:value="8.310509" calcext:value-type="float">
            <text:p>8.310509</text:p>
          </table:table-cell>
          <table:table-cell office:value-type="float" office:value="7.726097" calcext:value-type="float">
            <text:p>7.726097</text:p>
          </table:table-cell>
          <table:table-cell office:value-type="float" office:value="29.585683" calcext:value-type="float">
            <text:p>29.5856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054852" calcext:value-type="float">
            <text:p>33.054852</text:p>
          </table:table-cell>
          <table:table-cell office:value-type="float" office:value="0.010428" calcext:value-type="float">
            <text:p>0.010428</text:p>
          </table:table-cell>
          <table:table-cell office:value-type="float" office:value="33.055265" calcext:value-type="float">
            <text:p>33.055265</text:p>
          </table:table-cell>
          <table:table-cell office:value-type="float" office:value="22.290436" calcext:value-type="float">
            <text:p>22.290436</text:p>
          </table:table-cell>
          <table:table-cell office:value-type="float" office:value="5.572658" calcext:value-type="float">
            <text:p>5.572658</text:p>
          </table:table-cell>
          <table:table-cell office:value-type="float" office:value="5.171418" calcext:value-type="float">
            <text:p>5.171418</text:p>
          </table:table-cell>
          <table:table-cell office:value-type="float" office:value="33.055395" calcext:value-type="float">
            <text:p>33.0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7.527385" calcext:value-type="float">
            <text:p>27.527385</text:p>
          </table:table-cell>
          <table:table-cell office:value-type="float" office:value="26.427625" calcext:value-type="float">
            <text:p>26.427625</text:p>
          </table:table-cell>
          <table:table-cell office:value-type="float" office:value="1.09976" calcext:value-type="float">
            <text:p>1.0997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95053" calcext:value-type="float">
            <text:p>30.495053</text:p>
          </table:table-cell>
          <table:table-cell office:value-type="float" office:value="0.006974" calcext:value-type="float">
            <text:p>0.006974</text:p>
          </table:table-cell>
          <table:table-cell office:value-type="float" office:value="30.495112" calcext:value-type="float">
            <text:p>30.495112</text:p>
          </table:table-cell>
          <table:table-cell office:value-type="float" office:value="9.007976" calcext:value-type="float">
            <text:p>9.007976</text:p>
          </table:table-cell>
          <table:table-cell office:value-type="float" office:value="11.141049" calcext:value-type="float">
            <text:p>11.141049</text:p>
          </table:table-cell>
          <table:table-cell office:value-type="float" office:value="10.336828" calcext:value-type="float">
            <text:p>10.336828</text:p>
          </table:table-cell>
          <table:table-cell office:value-type="float" office:value="30.495235" calcext:value-type="float">
            <text:p>30.495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53502" calcext:value-type="float">
            <text:p>29.553502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29.554172" calcext:value-type="float">
            <text:p>29.554172</text:p>
          </table:table-cell>
          <table:table-cell office:value-type="float" office:value="18.810018" calcext:value-type="float">
            <text:p>18.810018</text:p>
          </table:table-cell>
          <table:table-cell office:value-type="float" office:value="5.574449" calcext:value-type="float">
            <text:p>5.574449</text:p>
          </table:table-cell>
          <table:table-cell office:value-type="float" office:value="5.156457" calcext:value-type="float">
            <text:p>5.156457</text:p>
          </table:table-cell>
          <table:table-cell office:value-type="float" office:value="29.554296" calcext:value-type="float">
            <text:p>29.554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550769" calcext:value-type="float">
            <text:p>33.550769</text:p>
          </table:table-cell>
          <table:table-cell office:value-type="float" office:value="0.008797" calcext:value-type="float">
            <text:p>0.008797</text:p>
          </table:table-cell>
          <table:table-cell office:value-type="float" office:value="33.55125" calcext:value-type="float">
            <text:p>33.55125</text:p>
          </table:table-cell>
          <table:table-cell office:value-type="float" office:value="26.368436" calcext:value-type="float">
            <text:p>26.368436</text:p>
          </table:table-cell>
          <table:table-cell office:value-type="float" office:value="3.722171" calcext:value-type="float">
            <text:p>3.722171</text:p>
          </table:table-cell>
          <table:table-cell office:value-type="float" office:value="3.445972" calcext:value-type="float">
            <text:p>3.445972</text:p>
          </table:table-cell>
          <table:table-cell office:value-type="float" office:value="33.551372" calcext:value-type="float">
            <text:p>33.551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7.199447" calcext:value-type="float">
            <text:p>27.199447</text:p>
          </table:table-cell>
          <table:table-cell office:value-type="float" office:value="26.405617" calcext:value-type="float">
            <text:p>26.405617</text:p>
          </table:table-cell>
          <table:table-cell office:value-type="float" office:value="0.79383" calcext:value-type="float">
            <text:p>0.7938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78204" calcext:value-type="float">
            <text:p>30.478204</text:p>
          </table:table-cell>
          <table:table-cell office:value-type="float" office:value="0.006853" calcext:value-type="float">
            <text:p>0.006853</text:p>
          </table:table-cell>
          <table:table-cell office:value-type="float" office:value="30.47949" calcext:value-type="float">
            <text:p>30.47949</text:p>
          </table:table-cell>
          <table:table-cell office:value-type="float" office:value="14.221227" calcext:value-type="float">
            <text:p>14.221227</text:p>
          </table:table-cell>
          <table:table-cell office:value-type="float" office:value="8.439829" calcext:value-type="float">
            <text:p>8.439829</text:p>
          </table:table-cell>
          <table:table-cell office:value-type="float" office:value="7.81027" calcext:value-type="float">
            <text:p>7.81027</text:p>
          </table:table-cell>
          <table:table-cell office:value-type="float" office:value="30.479616" calcext:value-type="float">
            <text:p>30.4796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77335" calcext:value-type="float">
            <text:p>29.577335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29.578296" calcext:value-type="float">
            <text:p>29.578296</text:p>
          </table:table-cell>
          <table:table-cell office:value-type="float" office:value="21.442362" calcext:value-type="float">
            <text:p>21.442362</text:p>
          </table:table-cell>
          <table:table-cell office:value-type="float" office:value="4.210102" calcext:value-type="float">
            <text:p>4.210102</text:p>
          </table:table-cell>
          <table:table-cell office:value-type="float" office:value="3.915674" calcext:value-type="float">
            <text:p>3.915674</text:p>
          </table:table-cell>
          <table:table-cell office:value-type="float" office:value="29.578425" calcext:value-type="float">
            <text:p>29.5784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150473" calcext:value-type="float">
            <text:p>33.150473</text:p>
          </table:table-cell>
          <table:table-cell office:value-type="float" office:value="0.007956" calcext:value-type="float">
            <text:p>0.007956</text:p>
          </table:table-cell>
          <table:table-cell office:value-type="float" office:value="33.150889" calcext:value-type="float">
            <text:p>33.150889</text:p>
          </table:table-cell>
          <table:table-cell office:value-type="float" office:value="27.764684" calcext:value-type="float">
            <text:p>27.764684</text:p>
          </table:table-cell>
          <table:table-cell office:value-type="float" office:value="2.797467" calcext:value-type="float">
            <text:p>2.797467</text:p>
          </table:table-cell>
          <table:table-cell office:value-type="float" office:value="2.577437" calcext:value-type="float">
            <text:p>2.577437</text:p>
          </table:table-cell>
          <table:table-cell office:value-type="float" office:value="33.151013" calcext:value-type="float">
            <text:p>33.151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7.07689" calcext:value-type="float">
            <text:p>27.07689</text:p>
          </table:table-cell>
          <table:table-cell office:value-type="float" office:value="26.436261" calcext:value-type="float">
            <text:p>26.436261</text:p>
          </table:table-cell>
          <table:table-cell office:value-type="float" office:value="0.640629" calcext:value-type="float">
            <text:p>0.64062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43053" calcext:value-type="float">
            <text:p>30.43053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0.431813" calcext:value-type="float">
            <text:p>30.431813</text:p>
          </table:table-cell>
          <table:table-cell office:value-type="float" office:value="17.430876" calcext:value-type="float">
            <text:p>17.430876</text:p>
          </table:table-cell>
          <table:table-cell office:value-type="float" office:value="6.733382" calcext:value-type="float">
            <text:p>6.733382</text:p>
          </table:table-cell>
          <table:table-cell office:value-type="float" office:value="6.260559" calcext:value-type="float">
            <text:p>6.260559</text:p>
          </table:table-cell>
          <table:table-cell office:value-type="float" office:value="30.431933" calcext:value-type="float">
            <text:p>30.431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12718" calcext:value-type="float">
            <text:p>29.412718</text:p>
          </table:table-cell>
          <table:table-cell office:value-type="float" office:value="0.006325" calcext:value-type="float">
            <text:p>0.006325</text:p>
          </table:table-cell>
          <table:table-cell office:value-type="float" office:value="29.413352" calcext:value-type="float">
            <text:p>29.413352</text:p>
          </table:table-cell>
          <table:table-cell office:value-type="float" office:value="22.957974" calcext:value-type="float">
            <text:p>22.957974</text:p>
          </table:table-cell>
          <table:table-cell office:value-type="float" office:value="3.344289" calcext:value-type="float">
            <text:p>3.344289</text:p>
          </table:table-cell>
          <table:table-cell office:value-type="float" office:value="3.103055" calcext:value-type="float">
            <text:p>3.103055</text:p>
          </table:table-cell>
          <table:table-cell office:value-type="float" office:value="29.413473" calcext:value-type="float">
            <text:p>29.4134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06415" calcext:value-type="float">
            <text:p>33.206415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33.206864" calcext:value-type="float">
            <text:p>33.206864</text:p>
          </table:table-cell>
          <table:table-cell office:value-type="float" office:value="28.881281" calcext:value-type="float">
            <text:p>28.881281</text:p>
          </table:table-cell>
          <table:table-cell office:value-type="float" office:value="2.247607" calcext:value-type="float">
            <text:p>2.247607</text:p>
          </table:table-cell>
          <table:table-cell office:value-type="float" office:value="2.068727" calcext:value-type="float">
            <text:p>2.068727</text:p>
          </table:table-cell>
          <table:table-cell office:value-type="float" office:value="33.206993" calcext:value-type="float">
            <text:p>33.206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953787" calcext:value-type="float">
            <text:p>26.953787</text:p>
          </table:table-cell>
          <table:table-cell office:value-type="float" office:value="26.405399" calcext:value-type="float">
            <text:p>26.405399</text:p>
          </table:table-cell>
          <table:table-cell office:value-type="float" office:value="0.548388" calcext:value-type="float">
            <text:p>0.54838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55715" calcext:value-type="float">
            <text:p>30.55715</text:p>
          </table:table-cell>
          <table:table-cell office:value-type="float" office:value="0.005387" calcext:value-type="float">
            <text:p>0.005387</text:p>
          </table:table-cell>
          <table:table-cell office:value-type="float" office:value="30.558436" calcext:value-type="float">
            <text:p>30.558436</text:p>
          </table:table-cell>
          <table:table-cell office:value-type="float" office:value="24.04174" calcext:value-type="float">
            <text:p>24.04174</text:p>
          </table:table-cell>
          <table:table-cell office:value-type="float" office:value="3.369886" calcext:value-type="float">
            <text:p>3.369886</text:p>
          </table:table-cell>
          <table:table-cell office:value-type="float" office:value="3.143776" calcext:value-type="float">
            <text:p>3.143776</text:p>
          </table:table-cell>
          <table:table-cell office:value-type="float" office:value="30.558563" calcext:value-type="float">
            <text:p>30.5585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62035" calcext:value-type="float">
            <text:p>29.462035</text:p>
          </table:table-cell>
          <table:table-cell office:value-type="float" office:value="0.006086" calcext:value-type="float">
            <text:p>0.006086</text:p>
          </table:table-cell>
          <table:table-cell office:value-type="float" office:value="29.46267" calcext:value-type="float">
            <text:p>29.46267</text:p>
          </table:table-cell>
          <table:table-cell office:value-type="float" office:value="26.191903" calcext:value-type="float">
            <text:p>26.191903</text:p>
          </table:table-cell>
          <table:table-cell office:value-type="float" office:value="1.690759" calcext:value-type="float">
            <text:p>1.690759</text:p>
          </table:table-cell>
          <table:table-cell office:value-type="float" office:value="1.575427" calcext:value-type="float">
            <text:p>1.575427</text:p>
          </table:table-cell>
          <table:table-cell office:value-type="float" office:value="29.462806" calcext:value-type="float">
            <text:p>29.462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67246" calcext:value-type="float">
            <text:p>33.267246</text:p>
          </table:table-cell>
          <table:table-cell office:value-type="float" office:value="0.005443" calcext:value-type="float">
            <text:p>0.005443</text:p>
          </table:table-cell>
          <table:table-cell office:value-type="float" office:value="33.267672" calcext:value-type="float">
            <text:p>33.267672</text:p>
          </table:table-cell>
          <table:table-cell office:value-type="float" office:value="31.100364" calcext:value-type="float">
            <text:p>31.100364</text:p>
          </table:table-cell>
          <table:table-cell office:value-type="float" office:value="1.123605" calcext:value-type="float">
            <text:p>1.123605</text:p>
          </table:table-cell>
          <table:table-cell office:value-type="float" office:value="1.036083" calcext:value-type="float">
            <text:p>1.036083</text:p>
          </table:table-cell>
          <table:table-cell office:value-type="float" office:value="33.267807" calcext:value-type="float">
            <text:p>33.2678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7.211923" calcext:value-type="float">
            <text:p>27.211923</text:p>
          </table:table-cell>
          <table:table-cell office:value-type="float" office:value="26.862257" calcext:value-type="float">
            <text:p>26.862257</text:p>
          </table:table-cell>
          <table:table-cell office:value-type="float" office:value="0.349666" calcext:value-type="float">
            <text:p>0.349666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530183" calcext:value-type="float">
            <text:p>30.530183</text:p>
          </table:table-cell>
          <table:table-cell office:value-type="float" office:value="0.005848" calcext:value-type="float">
            <text:p>0.005848</text:p>
          </table:table-cell>
          <table:table-cell office:value-type="float" office:value="30.531503" calcext:value-type="float">
            <text:p>30.531503</text:p>
          </table:table-cell>
          <table:table-cell office:value-type="float" office:value="26.193161" calcext:value-type="float">
            <text:p>26.193161</text:p>
          </table:table-cell>
          <table:table-cell office:value-type="float" office:value="2.245236" calcext:value-type="float">
            <text:p>2.245236</text:p>
          </table:table-cell>
          <table:table-cell office:value-type="float" office:value="2.09094" calcext:value-type="float">
            <text:p>2.09094</text:p>
          </table:table-cell>
          <table:table-cell office:value-type="float" office:value="30.531629" calcext:value-type="float">
            <text:p>30.5316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553658" calcext:value-type="float">
            <text:p>29.553658</text:p>
          </table:table-cell>
          <table:table-cell office:value-type="float" office:value="0.005942" calcext:value-type="float">
            <text:p>0.005942</text:p>
          </table:table-cell>
          <table:table-cell office:value-type="float" office:value="29.554353" calcext:value-type="float">
            <text:p>29.554353</text:p>
          </table:table-cell>
          <table:table-cell office:value-type="float" office:value="27.312866" calcext:value-type="float">
            <text:p>27.312866</text:p>
          </table:table-cell>
          <table:table-cell office:value-type="float" office:value="1.156193" calcext:value-type="float">
            <text:p>1.156193</text:p>
          </table:table-cell>
          <table:table-cell office:value-type="float" office:value="1.082175" calcext:value-type="float">
            <text:p>1.082175</text:p>
          </table:table-cell>
          <table:table-cell office:value-type="float" office:value="29.55447" calcext:value-type="float">
            <text:p>29.55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694833" calcext:value-type="float">
            <text:p>33.694833</text:p>
          </table:table-cell>
          <table:table-cell office:value-type="float" office:value="0.005195" calcext:value-type="float">
            <text:p>0.005195</text:p>
          </table:table-cell>
          <table:table-cell office:value-type="float" office:value="33.695287" calcext:value-type="float">
            <text:p>33.695287</text:p>
          </table:table-cell>
          <table:table-cell office:value-type="float" office:value="32.250592" calcext:value-type="float">
            <text:p>32.250592</text:p>
          </table:table-cell>
          <table:table-cell office:value-type="float" office:value="0.751729" calcext:value-type="float">
            <text:p>0.751729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33.695418" calcext:value-type="float">
            <text:p>33.6954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887598" calcext:value-type="float">
            <text:p>26.887598</text:p>
          </table:table-cell>
          <table:table-cell office:value-type="float" office:value="26.586078" calcext:value-type="float">
            <text:p>26.586078</text:p>
          </table:table-cell>
          <table:table-cell office:value-type="float" office:value="0.30152" calcext:value-type="float">
            <text:p>0.3015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92951" calcext:value-type="float">
            <text:p>30.192951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30.194231" calcext:value-type="float">
            <text:p>30.194231</text:p>
          </table:table-cell>
          <table:table-cell office:value-type="float" office:value="26.943542" calcext:value-type="float">
            <text:p>26.943542</text:p>
          </table:table-cell>
          <table:table-cell office:value-type="float" office:value="1.684098" calcext:value-type="float">
            <text:p>1.684098</text:p>
          </table:table-cell>
          <table:table-cell office:value-type="float" office:value="1.564847" calcext:value-type="float">
            <text:p>1.564847</text:p>
          </table:table-cell>
          <table:table-cell office:value-type="float" office:value="30.194353" calcext:value-type="float">
            <text:p>30.194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387218" calcext:value-type="float">
            <text:p>29.387218</text:p>
          </table:table-cell>
          <table:table-cell office:value-type="float" office:value="0.006096" calcext:value-type="float">
            <text:p>0.006096</text:p>
          </table:table-cell>
          <table:table-cell office:value-type="float" office:value="29.387854" calcext:value-type="float">
            <text:p>29.387854</text:p>
          </table:table-cell>
          <table:table-cell office:value-type="float" office:value="27.767744" calcext:value-type="float">
            <text:p>27.767744</text:p>
          </table:table-cell>
          <table:table-cell office:value-type="float" office:value="0.84072" calcext:value-type="float">
            <text:p>0.84072</text:p>
          </table:table-cell>
          <table:table-cell office:value-type="float" office:value="0.777083" calcext:value-type="float">
            <text:p>0.777083</text:p>
          </table:table-cell>
          <table:table-cell office:value-type="float" office:value="29.387975" calcext:value-type="float">
            <text:p>29.387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45761" calcext:value-type="float">
            <text:p>32.945761</text:p>
          </table:table-cell>
          <table:table-cell office:value-type="float" office:value="0.005326" calcext:value-type="float">
            <text:p>0.005326</text:p>
          </table:table-cell>
          <table:table-cell office:value-type="float" office:value="32.946209" calcext:value-type="float">
            <text:p>32.946209</text:p>
          </table:table-cell>
          <table:table-cell office:value-type="float" office:value="31.863599" calcext:value-type="float">
            <text:p>31.863599</text:p>
          </table:table-cell>
          <table:table-cell office:value-type="float" office:value="0.563821" calcext:value-type="float">
            <text:p>0.563821</text:p>
          </table:table-cell>
          <table:table-cell office:value-type="float" office:value="0.516491" calcext:value-type="float">
            <text:p>0.516491</text:p>
          </table:table-cell>
          <table:table-cell office:value-type="float" office:value="32.946336" calcext:value-type="float">
            <text:p>32.946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824225" calcext:value-type="float">
            <text:p>26.824225</text:p>
          </table:table-cell>
          <table:table-cell office:value-type="float" office:value="26.560617" calcext:value-type="float">
            <text:p>26.560617</text:p>
          </table:table-cell>
          <table:table-cell office:value-type="float" office:value="0.263608" calcext:value-type="float">
            <text:p>0.26360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89819" calcext:value-type="float">
            <text:p>30.189819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30.191124" calcext:value-type="float">
            <text:p>30.191124</text:p>
          </table:table-cell>
          <table:table-cell office:value-type="float" office:value="27.587953" calcext:value-type="float">
            <text:p>27.587953</text:p>
          </table:table-cell>
          <table:table-cell office:value-type="float" office:value="1.346022" calcext:value-type="float">
            <text:p>1.346022</text:p>
          </table:table-cell>
          <table:table-cell office:value-type="float" office:value="1.255664" calcext:value-type="float">
            <text:p>1.255664</text:p>
          </table:table-cell>
          <table:table-cell office:value-type="float" office:value="30.191249" calcext:value-type="float">
            <text:p>30.1912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419433" calcext:value-type="float">
            <text:p>29.419433</text:p>
          </table:table-cell>
          <table:table-cell office:value-type="float" office:value="0.005459" calcext:value-type="float">
            <text:p>0.005459</text:p>
          </table:table-cell>
          <table:table-cell office:value-type="float" office:value="29.420075" calcext:value-type="float">
            <text:p>29.420075</text:p>
          </table:table-cell>
          <table:table-cell office:value-type="float" office:value="28.119591" calcext:value-type="float">
            <text:p>28.119591</text:p>
          </table:table-cell>
          <table:table-cell office:value-type="float" office:value="0.675268" calcext:value-type="float">
            <text:p>0.6752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29.420202" calcext:value-type="float">
            <text:p>29.420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229142" calcext:value-type="float">
            <text:p>33.229142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33.229565" calcext:value-type="float">
            <text:p>33.229565</text:p>
          </table:table-cell>
          <table:table-cell office:value-type="float" office:value="32.330012" calcext:value-type="float">
            <text:p>32.330012</text:p>
          </table:table-cell>
          <table:table-cell office:value-type="float" office:value="0.474535" calcext:value-type="float">
            <text:p>0.474535</text:p>
          </table:table-cell>
          <table:table-cell office:value-type="float" office:value="0.420042" calcext:value-type="float">
            <text:p>0.420042</text:p>
          </table:table-cell>
          <table:table-cell office:value-type="float" office:value="33.229689" calcext:value-type="float">
            <text:p>33.2296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790207" calcext:value-type="float">
            <text:p>26.790207</text:p>
          </table:table-cell>
          <table:table-cell office:value-type="float" office:value="26.533558" calcext:value-type="float">
            <text:p>26.533558</text:p>
          </table:table-cell>
          <table:table-cell office:value-type="float" office:value="0.256649" calcext:value-type="float">
            <text:p>0.25664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167312" calcext:value-type="float">
            <text:p>30.167312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30.168643" calcext:value-type="float">
            <text:p>30.168643</text:p>
          </table:table-cell>
          <table:table-cell office:value-type="float" office:value="27.960872" calcext:value-type="float">
            <text:p>27.960872</text:p>
          </table:table-cell>
          <table:table-cell office:value-type="float" office:value="1.148143" calcext:value-type="float">
            <text:p>1.148143</text:p>
          </table:table-cell>
          <table:table-cell office:value-type="float" office:value="1.058441" calcext:value-type="float">
            <text:p>1.058441</text:p>
          </table:table-cell>
          <table:table-cell office:value-type="float" office:value="30.168768" calcext:value-type="float">
            <text:p>30.168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236194" calcext:value-type="float">
            <text:p>29.236194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29.236868" calcext:value-type="float">
            <text:p>29.236868</text:p>
          </table:table-cell>
          <table:table-cell office:value-type="float" office:value="28.093551" calcext:value-type="float">
            <text:p>28.093551</text:p>
          </table:table-cell>
          <table:table-cell office:value-type="float" office:value="0.609359" calcext:value-type="float">
            <text:p>0.609359</text:p>
          </table:table-cell>
          <table:table-cell office:value-type="float" office:value="0.532543" calcext:value-type="float">
            <text:p>0.532543</text:p>
          </table:table-cell>
          <table:table-cell office:value-type="float" office:value="29.237035" calcext:value-type="float">
            <text:p>29.237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40038" calcext:value-type="float">
            <text:p>32.940038</text:p>
          </table:table-cell>
          <table:table-cell office:value-type="float" office:value="0.005664" calcext:value-type="float">
            <text:p>0.005664</text:p>
          </table:table-cell>
          <table:table-cell office:value-type="float" office:value="32.940519" calcext:value-type="float">
            <text:p>32.940519</text:p>
          </table:table-cell>
          <table:table-cell office:value-type="float" office:value="32.043623" calcext:value-type="float">
            <text:p>32.043623</text:p>
          </table:table-cell>
          <table:table-cell office:value-type="float" office:value="0.53375" calcext:value-type="float">
            <text:p>0.53375</text:p>
          </table:table-cell>
          <table:table-cell office:value-type="float" office:value="0.360486" calcext:value-type="float">
            <text:p>0.360486</text:p>
          </table:table-cell>
          <table:table-cell office:value-type="float" office:value="32.940641" calcext:value-type="float">
            <text:p>32.9406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670213" calcext:value-type="float">
            <text:p>26.670213</text:p>
          </table:table-cell>
          <table:table-cell office:value-type="float" office:value="26.440725" calcext:value-type="float">
            <text:p>26.440725</text:p>
          </table:table-cell>
          <table:table-cell office:value-type="float" office:value="0.229488" calcext:value-type="float">
            <text:p>0.22948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09312" calcext:value-type="float">
            <text:p>30.09312</text:p>
          </table:table-cell>
          <table:table-cell office:value-type="float" office:value="0.004608" calcext:value-type="float">
            <text:p>0.004608</text:p>
          </table:table-cell>
          <table:table-cell office:value-type="float" office:value="30.094423" calcext:value-type="float">
            <text:p>30.094423</text:p>
          </table:table-cell>
          <table:table-cell office:value-type="float" office:value="28.422893" calcext:value-type="float">
            <text:p>28.422893</text:p>
          </table:table-cell>
          <table:table-cell office:value-type="float" office:value="0.873844" calcext:value-type="float">
            <text:p>0.873844</text:p>
          </table:table-cell>
          <table:table-cell office:value-type="float" office:value="0.796494" calcext:value-type="float">
            <text:p>0.796494</text:p>
          </table:table-cell>
          <table:table-cell office:value-type="float" office:value="30.094556" calcext:value-type="float">
            <text:p>30.094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174707" calcext:value-type="float">
            <text:p>29.174707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29.175451" calcext:value-type="float">
            <text:p>29.175451</text:p>
          </table:table-cell>
          <table:table-cell office:value-type="float" office:value="28.260913" calcext:value-type="float">
            <text:p>28.260913</text:p>
          </table:table-cell>
          <table:table-cell office:value-type="float" office:value="0.511612" calcext:value-type="float">
            <text:p>0.511612</text:p>
          </table:table-cell>
          <table:table-cell office:value-type="float" office:value="0.401444" calcext:value-type="float">
            <text:p>0.401444</text:p>
          </table:table-cell>
          <table:table-cell office:value-type="float" office:value="29.175527" calcext:value-type="float">
            <text:p>29.1755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3.087677" calcext:value-type="float">
            <text:p>33.087677</text:p>
          </table:table-cell>
          <table:table-cell office:value-type="float" office:value="0.005758" calcext:value-type="float">
            <text:p>0.005758</text:p>
          </table:table-cell>
          <table:table-cell office:value-type="float" office:value="33.088226" calcext:value-type="float">
            <text:p>33.088226</text:p>
          </table:table-cell>
          <table:table-cell office:value-type="float" office:value="32.417742" calcext:value-type="float">
            <text:p>32.417742</text:p>
          </table:table-cell>
          <table:table-cell office:value-type="float" office:value="0.398134" calcext:value-type="float">
            <text:p>0.398134</text:p>
          </table:table-cell>
          <table:table-cell office:value-type="float" office:value="0.270639" calcext:value-type="float">
            <text:p>0.270639</text:p>
          </table:table-cell>
          <table:table-cell office:value-type="float" office:value="33.08835" calcext:value-type="float">
            <text:p>33.08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739994" calcext:value-type="float">
            <text:p>26.739994</text:p>
          </table:table-cell>
          <table:table-cell office:value-type="float" office:value="26.524371" calcext:value-type="float">
            <text:p>26.524371</text:p>
          </table:table-cell>
          <table:table-cell office:value-type="float" office:value="0.215623" calcext:value-type="float">
            <text:p>0.215623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.227627" calcext:value-type="float">
            <text:p>30.227627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30.228966" calcext:value-type="float">
            <text:p>30.228966</text:p>
          </table:table-cell>
          <table:table-cell office:value-type="float" office:value="28.889123" calcext:value-type="float">
            <text:p>28.889123</text:p>
          </table:table-cell>
          <table:table-cell office:value-type="float" office:value="0.699005" calcext:value-type="float">
            <text:p>0.699005</text:p>
          </table:table-cell>
          <table:table-cell office:value-type="float" office:value="0.639969" calcext:value-type="float">
            <text:p>0.639969</text:p>
          </table:table-cell>
          <table:table-cell office:value-type="float" office:value="30.229092" calcext:value-type="float">
            <text:p>30.229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.294485" calcext:value-type="float">
            <text:p>29.294485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29.295259" calcext:value-type="float">
            <text:p>29.295259</text:p>
          </table:table-cell>
          <table:table-cell office:value-type="float" office:value="28.557435" calcext:value-type="float">
            <text:p>28.557435</text:p>
          </table:table-cell>
          <table:table-cell office:value-type="float" office:value="0.411123" calcext:value-type="float">
            <text:p>0.411123</text:p>
          </table:table-cell>
          <table:table-cell office:value-type="float" office:value="0.325412" calcext:value-type="float">
            <text:p>0.325412</text:p>
          </table:table-cell>
          <table:table-cell office:value-type="float" office:value="29.29538" calcext:value-type="float">
            <text:p>29.29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.997196" calcext:value-type="float">
            <text:p>32.997196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32.997724" calcext:value-type="float">
            <text:p>32.997724</text:p>
          </table:table-cell>
          <table:table-cell office:value-type="float" office:value="32.456389" calcext:value-type="float">
            <text:p>32.456389</text:p>
          </table:table-cell>
          <table:table-cell office:value-type="float" office:value="0.321927" calcext:value-type="float">
            <text:p>0.321927</text:p>
          </table:table-cell>
          <table:table-cell office:value-type="float" office:value="0.21783" calcext:value-type="float">
            <text:p>0.21783</text:p>
          </table:table-cell>
          <table:table-cell office:value-type="float" office:value="32.997846" calcext:value-type="float">
            <text:p>32.997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.833692" calcext:value-type="float">
            <text:p>26.833692</text:p>
          </table:table-cell>
          <table:table-cell office:value-type="float" office:value="26.624634" calcext:value-type="float">
            <text:p>26.624634</text:p>
          </table:table-cell>
          <table:table-cell office:value-type="float" office:value="0.209058" calcext:value-type="float">
            <text:p>0.2090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03:21:24.350503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5T03:11:39.053404088</meta:creation-date>
    <dc:title>SveinGunnar</dc:title>
    <meta:editing-duration>PT4H29M18S</meta:editing-duration>
    <meta:editing-cycles>3</meta:editing-cycles>
    <meta:generator>LibreOffice/6.3.5.2$Linux_X86_64 LibreOffice_project/30$Build-2</meta:generator>
    <dc:date>2020-05-15T08:35:48.191001043</dc:date>
    <meta:print-date>2020-05-15T08:35:41.886019729</meta:print-date>
    <meta:document-statistic meta:table-count="1" meta:cell-count="427" meta:object-count="0"/>
    <meta:template xlink:type="simple" xlink:actuate="onRequest" xlink:title="SveinGunnar" xlink:href="../../../Templates/SveinGunnar.ots" meta:date="2020-05-15T03:11:38.681384860"/>
  </office:meta>
</office:document-meta>
</file>